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line" table:style-name="ce1">
            <text:p>line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substance" table:style-name="ce1">
            <text:p>substance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ncomp" table:style-name="ce1">
            <text:p>ncomp</text:p>
          </table:table-cell>
          <table:table-cell office:value-type="string" office:value="spc" table:style-name="ce1">
            <text:p>spc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_Zero" table:style-name="ce1">
            <text:p>Sprite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50" table:style-name="ce1">
            <text:p>250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Koffein" table:style-name="ce1">
            <text:p>K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